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RCompset" svg:font-family="IRCompse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09e849" officeooo:paragraph-rsid="0009e849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b3678" officeooo:paragraph-rsid="000b3678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officeooo:rsid="000b3678" officeooo:paragraph-rsid="000b3678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officeooo:rsid="000b3678" officeooo:paragraph-rsid="000ceb4a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officeooo:rsid="000ceb4a" officeooo:paragraph-rsid="000ceb4a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ceb4a" officeooo:paragraph-rsid="000ceb4a"/>
    </style:style>
    <style:style style:name="P7" style:family="paragraph" style:parent-style-name="Standard" style:list-style-name="L2">
      <style:paragraph-properties fo:text-align="end" style:justify-single-word="false" style:writing-mode="rl-tb"/>
      <style:text-properties officeooo:rsid="000ceb4a" officeooo:paragraph-rsid="000ceb4a"/>
    </style:style>
    <style:style style:name="P8" style:family="paragraph" style:parent-style-name="Standard">
      <style:paragraph-properties fo:text-align="end" style:justify-single-word="false" fo:break-before="page" style:writing-mode="rl-tb"/>
      <style:text-properties officeooo:rsid="000b3678" officeooo:paragraph-rsid="000b3678"/>
    </style:style>
    <style:style style:name="P9" style:family="paragraph" style:parent-style-name="Standard" style:list-style-name="L1">
      <style:paragraph-properties fo:margin-left="0.9846in" fo:margin-right="0in" fo:text-align="end" style:justify-single-word="false" fo:text-indent="-0.25in" style:auto-text-indent="false" style:writing-mode="rl-tb"/>
      <style:text-properties officeooo:rsid="000b3678" officeooo:paragraph-rsid="000b36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ه نام خدا</text:p>
      <text:p text:style-name="P1"/>
      <text:p text:style-name="P2"><text:s/>پروزه برنامه نویسی پیشرفته</text:p>
      <text:p text:style-name="P2">استاد بابک فرهادی</text:p>
      <text:p text:style-name="P2"/>
      <text:p text:style-name="P2">محسن دستجردی زاده</text:p>
      <text:p text:style-name="P2"/>
      <text:p text:style-name="P8">تعریف پروژه:</text:p>
      <text:p text:style-name="P2">برنامه‌ای بنویسید که کاربری سایت دانشگاه را مشابه سازی کند.</text:p>
      <text:p text:style-name="P2"/>
      <text:p text:style-name="P2">تقسیم مسئله:</text:p>
      <text:p text:style-name="P2">بازسازی کاربری تمام سایت دانشگاه بسیار پیچیده و وقت گیر و بدون ابزار های مناسب حتی غیر ممکن است. پس پروژه را به چند قسمت کوچک کاربری سایت تقسیم و کار را شروع کردم.</text:p>
      <text:p text:style-name="P2">کاربری‌ها (منو ها):</text:p>
      <text:list xml:id="list8852956619173779112" text:style-name="L1">
        <text:list-item>
          <text:p text:style-name="P3">حذف و اضافه دروس توسط دانشجو (کاربر)</text:p>
          <text:list>
            <text:list-item>
              <text:p text:style-name="P3">لیست کردن دروس ارائه شده این ترم</text:p>
            </text:list-item>
            <text:list-item>
              <text:p text:style-name="P3">چاپ کارنامه/دروس اضافه شده</text:p>
            </text:list-item>
            <text:list-item>
              <text:p text:style-name="P5">اضافه کردن درس</text:p>
            </text:list-item>
            <text:list-item>
              <text:p text:style-name="P5">حذف درس</text:p>
            </text:list-item>
          </text:list>
        </text:list-item>
        <text:list-item>
          <text:p text:style-name="P5">چاپ کارنامه</text:p>
        </text:list-item>
        <text:list-item>
          <text:p text:style-name="P4">تراز مالی</text:p>
          <text:list>
            <text:list-item>
              <text:p text:style-name="P5">چاپ تراز مالی فعلی</text:p>
            </text:list-item>
            <text:list-item>
              <text:p text:style-name="P4">کسر هزینه درس پس از اضافه کردن درس</text:p>
            </text:list-item>
            <text:list-item>
              <text:p text:style-name="P4">برگرداندن هزینه درس پس از حذف درس</text:p>
            </text:list-item>
            <text:list-item>
              <text:p text:style-name="P4">پرداخت پول برای پرداخت هزینه ها</text:p>
            </text:list-item>
          </text:list>
        </text:list-item>
        <text:list-item>
          <text:p text:style-name="P3">چاپ اطلاعات دانشجو</text:p>
        </text:list-item>
      </text:list>
      <text:p text:style-name="P6">از جمله کاربری‌هایی که نوشته نشده:</text:p>
      <text:list xml:id="list40048786815173367" text:style-name="L2">
        <text:list-item>
          <text:p text:style-name="P7">منو های مربوط به استادان (مثلاً دادن نمره به دانشجویان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RCompset" svg:font-family="IRCompse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9:28:52.126470760</meta:creation-date>
    <dc:date>2015-01-19T10:03:29.185784620</dc:date>
    <meta:editing-duration>PT25M2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23" meta:word-count="148" meta:character-count="716" meta:non-whitespace-character-count="603"/>
  </office:meta>
</office:document-meta>
</file>